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NewPS-ItalicMT" svg:font-family="CourierNewPS-Italic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officeooo:rsid="002b1296" officeooo:paragraph-rsid="00048da1"/>
    </style:style>
    <style:style style:name="P2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officeooo:rsid="002f83c2" officeooo:paragraph-rsid="00048da1"/>
    </style:style>
    <style:style style:name="P3" style:family="paragraph" style:parent-style-name="Text_20_body">
      <style:paragraph-properties fo:margin-left="0.5in" fo:margin-right="0in" fo:text-align="start" style:justify-single-word="false" fo:text-indent="0in" style:auto-text-indent="false"/>
      <style:text-properties fo:font-size="14pt" fo:font-weight="bold" officeooo:rsid="002fabbb" officeooo:paragraph-rsid="00048da1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.5in" fo:margin-right="0in" fo:text-align="center" style:justify-single-word="false" fo:text-indent="0in" style:auto-text-indent="false"/>
      <style:text-properties officeooo:rsid="0026ad66" officeooo:paragraph-rsid="00048da1"/>
    </style:style>
    <style:style style:name="P5" style:family="paragraph" style:parent-style-name="Text_20_body">
      <style:paragraph-properties fo:margin-left="0.5in" fo:margin-right="0in" fo:text-align="start" style:justify-single-word="false" fo:text-indent="0in" style:auto-text-indent="false" fo:break-before="page"/>
      <style:text-properties officeooo:rsid="002b1296" officeooo:paragraph-rsid="00048da1"/>
    </style:style>
    <style:style style:name="P6" style:family="paragraph" style:parent-style-name="Text_20_body">
      <style:paragraph-properties fo:margin-left="0.5in" fo:margin-right="0in" fo:text-align="start" style:justify-single-word="false" fo:text-indent="0in" style:auto-text-indent="false" fo:break-before="page"/>
      <style:text-properties fo:font-size="14pt" fo:font-weight="bold" officeooo:rsid="002f83c2" officeooo:paragraph-rsid="00048da1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5pt" fo:font-weight="bold" officeooo:rsid="002605db" officeooo:paragraph-rsid="00048da1" style:font-size-asian="15pt" style:font-weight-asian="bold" style:font-size-complex="15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223f23" officeooo:paragraph-rsid="00048da1"/>
    </style:style>
    <style:style style:name="P9" style:family="paragraph" style:parent-style-name="Text_20_body" style:list-style-name="L6">
      <style:paragraph-properties fo:text-align="start" style:justify-single-word="false"/>
      <style:text-properties officeooo:rsid="0026a9f1" officeooo:paragraph-rsid="00048da1"/>
    </style:style>
    <style:style style:name="P10" style:family="paragraph" style:parent-style-name="Text_20_body">
      <style:paragraph-properties fo:text-align="start" style:justify-single-word="false"/>
      <style:text-properties officeooo:rsid="0026a9f1" officeooo:paragraph-rsid="00048da1"/>
    </style:style>
    <style:style style:name="P11" style:family="paragraph" style:parent-style-name="Text_20_body" style:list-style-name="L7">
      <style:paragraph-properties fo:text-align="start" style:justify-single-word="false"/>
      <style:text-properties officeooo:rsid="0026ad66" officeooo:paragraph-rsid="00048da1"/>
    </style:style>
    <style:style style:name="P12" style:family="paragraph" style:parent-style-name="Text_20_body" style:list-style-name="L7">
      <style:paragraph-properties fo:text-align="start" style:justify-single-word="false"/>
      <style:text-properties officeooo:rsid="0027f0fc" officeooo:paragraph-rsid="00048da1"/>
    </style:style>
    <style:style style:name="P13" style:family="paragraph" style:parent-style-name="Text_20_body" style:list-style-name="L7">
      <style:paragraph-properties fo:text-align="start" style:justify-single-word="false"/>
      <style:text-properties officeooo:rsid="00370d77" officeooo:paragraph-rsid="00048da1"/>
    </style:style>
    <style:style style:name="P14" style:family="paragraph" style:parent-style-name="Text_20_body">
      <style:paragraph-properties fo:margin-left="0.9846in" fo:margin-right="0in" fo:text-align="start" style:justify-single-word="false" fo:text-indent="0in" style:auto-text-indent="false"/>
      <style:text-properties fo:font-weight="bold" officeooo:rsid="0026a9f1" officeooo:paragraph-rsid="00048da1" style:font-weight-asian="bold" style:font-weight-complex="bold"/>
    </style:style>
    <style:style style:name="P15" style:family="paragraph" style:parent-style-name="Text_20_body">
      <style:paragraph-properties fo:margin-left="0.9846in" fo:margin-right="0in" fo:text-align="start" style:justify-single-word="false" fo:text-indent="0in" style:auto-text-indent="false"/>
      <style:text-properties officeooo:rsid="0026a9f1" officeooo:paragraph-rsid="00048da1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6a9f1" officeooo:paragraph-rsid="00048da1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5pt" fo:font-weight="bold" officeooo:rsid="0026ad66" officeooo:paragraph-rsid="00048da1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Liberation Serif" fo:font-size="14pt" officeooo:rsid="0026a9f1" officeooo:paragraph-rsid="00048da1" style:font-size-asian="14pt" style:font-size-complex="14pt"/>
    </style:style>
    <style:style style:name="P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rsid="002b1296" officeooo:paragraph-rsid="00048da1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officeooo:rsid="002b1296" officeooo:paragraph-rsid="00048da1"/>
    </style:style>
    <style:style style:name="P21" style:family="paragraph" style:parent-style-name="Standard" style:list-style-name="L8">
      <style:paragraph-properties fo:text-align="start" style:justify-single-word="false"/>
      <style:text-properties style:font-name="Liberation Serif" fo:font-size="14pt" officeooo:paragraph-rsid="00048da1" style:font-size-asian="14pt" style:font-size-complex="14pt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Liberation Serif" fo:font-size="14pt" officeooo:paragraph-rsid="00048da1" style:font-size-asian="14pt" style:font-size-complex="14pt"/>
    </style:style>
    <style:style style:name="P23" style:family="paragraph" style:parent-style-name="Standard" style:list-style-name="L9">
      <style:paragraph-properties fo:text-align="center" style:justify-single-word="false"/>
      <style:text-properties style:font-name="Liberation Serif" fo:font-size="14pt" officeooo:paragraph-rsid="00048da1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Liberation Serif" fo:font-size="14pt" officeooo:paragraph-rsid="00048da1" style:font-size-asian="14pt" style:font-size-complex="14pt"/>
    </style:style>
    <style:style style:name="P25" style:family="paragraph" style:parent-style-name="Standard" style:list-style-name="L9">
      <style:paragraph-properties fo:text-align="center" style:justify-single-word="false"/>
      <style:text-properties style:font-name="Liberation Serif" fo:font-size="14pt" officeooo:rsid="002b1296" officeooo:paragraph-rsid="00048da1" style:font-size-asian="14pt" style:font-size-complex="14pt"/>
    </style:style>
    <style:style style:name="P26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bold" officeooo:paragraph-rsid="00048da1" style:font-size-asian="14pt" style:font-weight-asian="bold" style:font-size-complex="14pt" style:font-weight-complex="bold"/>
    </style:style>
    <style:style style:name="P27" style:family="paragraph" style:parent-style-name="Standard" style:list-style-name="L8">
      <style:paragraph-properties fo:text-align="start" style:justify-single-word="false"/>
      <style:text-properties fo:color="#000000" style:font-name="Liberation Serif" fo:font-size="14pt" officeooo:rsid="00298333" officeooo:paragraph-rsid="00048da1" style:font-size-asian="14pt" style:font-size-complex="14pt"/>
    </style:style>
    <style:style style:name="P28" style:family="paragraph" style:parent-style-name="Standard" style:list-style-name="L9">
      <style:paragraph-properties fo:text-align="start" style:justify-single-word="false"/>
      <style:text-properties fo:color="#000000" style:font-name="Liberation Serif" fo:font-size="14pt" officeooo:rsid="00298333" officeooo:paragraph-rsid="00048da1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fo:font-size="14pt" officeooo:rsid="00298333" officeooo:paragraph-rsid="00048da1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000000" style:font-name="Liberation Serif" fo:font-size="14pt" officeooo:paragraph-rsid="00048da1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erif" fo:font-size="14pt" officeooo:paragraph-rsid="00048da1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298333" officeooo:paragraph-rsid="00048da1" style:font-size-asian="14pt" style:font-weight-asian="bold" style:font-size-complex="14pt" style:font-weight-complex="bold"/>
    </style:style>
    <style:style style:name="P33" style:family="paragraph" style:parent-style-name="Standard" style:list-style-name="L9">
      <style:paragraph-properties fo:text-align="start" style:justify-single-word="false"/>
      <style:text-properties fo:color="#000000" style:font-name="Liberation Serif" fo:font-size="14pt" fo:font-weight="normal" officeooo:rsid="00298333" officeooo:paragraph-rsid="00048da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CourierNewPS-ItalicMT" fo:font-size="18pt" fo:font-style="italic" officeooo:paragraph-rsid="00048da1" style:font-size-asian="18pt" style:font-style-asian="italic"/>
    </style:style>
    <style:style style:name="P35" style:family="paragraph" style:parent-style-name="Standard">
      <style:paragraph-properties fo:text-align="start" style:justify-single-word="false"/>
      <style:text-properties fo:color="#ffcd66" style:font-name="Liberation Serif" fo:font-size="14pt" officeooo:paragraph-rsid="00048da1" style:font-size-asian="14pt" style:font-size-complex="14pt"/>
    </style:style>
    <style:style style:name="P36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font-style="italic" fo:font-weight="bold" officeooo:paragraph-rsid="00048da1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00" style:font-name="CourierNewPSMT" fo:font-size="18pt" fo:font-weight="bold" officeooo:rsid="0027f0fc" officeooo:paragraph-rsid="00048da1" style:font-size-asian="18pt" style:font-weight-asian="bold" style:font-weight-complex="bold"/>
    </style:style>
    <style:style style:name="P3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00" style:font-name="CourierNewPSMT" fo:font-size="18pt" fo:font-weight="bold" officeooo:rsid="00298333" officeooo:paragraph-rsid="00048da1" style:font-size-asian="18pt" style:font-weight-asian="bold" style:font-weight-complex="bold"/>
    </style:style>
    <style:style style:name="P39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font-weight="bold" officeooo:rsid="0027f0fc" officeooo:paragraph-rsid="00048da1" style:font-weight-asian="bold" style:font-weight-complex="bold"/>
    </style:style>
    <style:style style:name="P40" style:family="paragraph" style:parent-style-name="Standard">
      <style:paragraph-properties fo:margin-left="1.5in" fo:margin-right="0in" fo:text-align="start" style:justify-single-word="false" fo:text-indent="0in" style:auto-text-indent="false"/>
      <style:text-properties fo:font-style="italic" fo:font-weight="bold" officeooo:paragraph-rsid="00048da1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1.5in" fo:margin-right="0in" fo:text-align="start" style:justify-single-word="false" fo:text-indent="0in" style:auto-text-indent="false"/>
      <style:text-properties fo:font-style="italic" fo:font-weight="bold" officeooo:rsid="0026a9f1" officeooo:paragraph-rsid="00048da1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NewPSMT" fo:font-size="18pt" officeooo:rsid="0026a9f1" officeooo:paragraph-rsid="00048da1" style:font-size-asian="18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NewPSMT" fo:font-size="18pt" officeooo:rsid="00298333" officeooo:paragraph-rsid="00048da1" style:font-size-asian="18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4pt" fo:font-weight="bold" officeooo:rsid="0027f0fc" officeooo:paragraph-rsid="00048da1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000000" style:font-name="CourierNewPSMT" fo:font-size="18pt" officeooo:rsid="00298333" officeooo:paragraph-rsid="00048da1" style:font-size-asian="18pt"/>
    </style:style>
    <style:style style:name="T1" style:family="text">
      <style:text-properties officeooo:rsid="0026a9f1"/>
    </style:style>
    <style:style style:name="T2" style:family="text">
      <style:text-properties officeooo:rsid="003ebb1d"/>
    </style:style>
    <style:style style:name="T3" style:family="text">
      <style:text-properties officeooo:rsid="0027f0fc"/>
    </style:style>
    <style:style style:name="T4" style:family="text">
      <style:text-properties fo:color="#000000"/>
    </style:style>
    <style:style style:name="T5" style:family="text">
      <style:text-properties fo:color="#000000" style:font-name="CourierNewPSMT" fo:font-size="18pt" style:font-size-asian="18pt"/>
    </style:style>
    <style:style style:name="T6" style:family="text">
      <style:text-properties fo:color="#000000" style:font-name="CourierNewPSMT" fo:font-size="18pt" officeooo:rsid="00298333" style:font-size-asian="18pt"/>
    </style:style>
    <style:style style:name="T7" style:family="text">
      <style:text-properties fo:color="#000000" style:font-name="CourierNewPS-ItalicMT" fo:font-size="18pt" style:font-size-asian="18pt"/>
    </style:style>
    <style:style style:name="T8" style:family="text">
      <style:text-properties fo:color="#000000" style:font-name="CourierNewPS-ItalicMT" fo:font-size="18pt" officeooo:rsid="0027f0fc" style:font-size-asian="18pt"/>
    </style:style>
    <style:style style:name="T9" style:family="text">
      <style:text-properties fo:color="#000000" officeooo:rsid="00298333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298333" style:font-weight-asian="bold" style:font-weight-complex="bold"/>
    </style:style>
    <style:style style:name="T12" style:family="text">
      <style:text-properties officeooo:rsid="0029833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89cb4" style:font-weight-asian="bold" style:font-weight-complex="bold"/>
    </style:style>
    <style:style style:name="T15" style:family="text">
      <style:text-properties officeooo:rsid="00389cb4"/>
    </style:style>
    <style:style style:name="T16" style:family="text">
      <style:text-properties officeooo:rsid="003a2a55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b4eb4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992in" fo:min-width="0.9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UBQUERIES</text:span></text:p>
      <text:list xml:id="list8570217760435793467" text:style-name="L1">
        <text:list-header>
          <text:p text:style-name="P8"/>
        </text:list-header>
      </text:list>
      <text:list xml:id="list134942912422475416" text:style-name="L6">
        <text:list-item>
          <text:p text:style-name="P9">FER CÒPIES DE LES TAULES ACTUALS DE TRAINING:</text:p>
        </text:list-item>
      </text:list>
      <text:p text:style-name="P10"/>
      <text:p text:style-name="P14">CREATE TABLE OLD_CLIENTES AS SELECT * FROM CLIENTES</text:p>
      <text:p text:style-name="P15">… fer-ho per totes les taules de TRAINING</text:p>
      <text:p text:style-name="P15"/>
      <text:p text:style-name="P16"/>
      <text:p text:style-name="P17">SUBQUERIES</text:p>
      <text:p text:style-name="P16"/>
      <text:list xml:id="list8356644297482862754" text:style-name="L7">
        <text:list-item>
          <text:p text:style-name="P11">QUINS PRODUCTE<text:span text:style-name="T2">S</text:span> SÓN MÉS BARATS QUE <text:span text:style-name="T3">EL 'xk48' de 'qsa'?</text:span></text:p>
          <text:p text:style-name="P11"/>
        </text:list-item>
        <text:list-item>
          <text:p text:style-name="P12">QUINS SÓN EL<text:span text:style-name="T2">S</text:span> PRODUCTE<text:span text:style-name="T2">S</text:span> MÉS CAR I EL MÉS BARAT?</text:p>
          <text:p text:style-name="P13">SELECT * FROM productos WHERE precio = (SELECT MAX(precio) FROM PRODUCTOS) OR precio = (SELECT MIN(precio) FROM PRODUCTOS)</text:p>
        </text:list-item>
        <text:list-item>
          <text:p text:style-name="P12">QUINS CLIENTS HAN COMPRAT EL PRODUCTE MÉS CAR?</text:p>
        </text:list-item>
      </text:list>
      <text:p text:style-name="P16"><text:tab/></text:p>
      <text:p text:style-name="P16"/>
      <text:p text:style-name="P36"><text:span text:style-name="T5">SELECT </text:span><text:span text:style-name="T8">camps separats per comes o expresions</text:span></text:p>
      <text:p text:style-name="P36"><text:span text:style-name="T5">FROM </text:span><text:span text:style-name="T7">tabla</text:span></text:p>
      <text:p text:style-name="P36"><text:span text:style-name="T5">WHERE </text:span><text:span text:style-name="T7">camp operador</text:span></text:p>
      <text:p text:style-name="P40"><text:span text:style-name="T5">(SELECT </text:span><text:span text:style-name="T7">select_list</text:span></text:p>
      <text:p text:style-name="P41"><text:span text:style-name="T5">FROM </text:span><text:span text:style-name="T7">ta</text:span><text:span text:style-name="T8">ula</text:span><text:span text:style-name="T5">);</text:span></text:p>
      <text:p text:style-name="P42"/>
      <text:p text:style-name="P37">SELECT * FROM</text:p>
      <text:p text:style-name="P37">prodcutos</text:p>
      <text:p text:style-name="P39"><text:soft-page-break/><text:span text:style-name="T5">WHERE precio &lt; (SELECT precio FROM productos </text:span><text:span text:style-name="T6">WHERE</text:span><text:span text:style-name="T5"> id_fab='qsa' </text:span><text:span text:style-name="T6">AND </text:span><text:span text:style-name="T5">id_producto='</text:span><text:span text:style-name="T6">xk48</text:span><text:span text:style-name="T5">'</text:span><text:span text:style-name="T6">)</text:span></text:p>
      <text:p text:style-name="P38"/>
      <text:p text:style-name="P43"/>
      <text:p text:style-name="P45"/>
      <text:p text:style-name="P44">Normes pels subqueries:</text:p>
      <text:p text:style-name="P44"/>
      <text:list xml:id="list6279135377559161144" text:style-name="L8">
        <text:list-item>
          <text:p text:style-name="P21"><text:span text:style-name="T4">La subconsulta </text:span><text:span text:style-name="T9">s'executa un cop i abans de la consulta principal.</text:span></text:p>
        </text:list-item>
        <text:list-item>
          <text:p text:style-name="P21"><text:span text:style-name="T4">El resulta</text:span><text:span text:style-name="T9">t</text:span><text:span text:style-name="T4"> de la subconsulta </text:span><text:span text:style-name="T9">és utilitzat</text:span><text:span text:style-name="T4"> p</text:span><text:span text:style-name="T9">e</text:span><text:span text:style-name="T4">r la consulta principal.</text:span></text:p>
        </text:list-item>
        <text:list-item>
          <text:p text:style-name="P27">La subconsulta sempre ha d'anar entre parèntesis</text:p>
        </text:list-item>
        <text:list-item>
          <text:p text:style-name="P27">La subconsulta sempre va a la dreta de l'operador</text:p>
        </text:list-item>
        <text:list-item>
          <text:p text:style-name="P27">Cal utilitzar els operadors MONOREGISTRE quan la subconsulta torna només un valor</text:p>
        </text:list-item>
        <text:list-item>
          <text:p text:style-name="P27">Cal utilitzar els oepradors MULTIREGISTRE quan la subconsulta torna més d'un registre o valor</text:p>
        </text:list-item>
      </text:list>
      <text:p text:style-name="P34"/>
      <text:p text:style-name="P32">Tipus de Subqueries:</text:p>
      <text:p text:style-name="P35"/>
      <text:list xml:id="list4225921266935011584" text:style-name="L9">
        <text:list-item>
          <text:p text:style-name="P26"><text:span text:style-name="T4">Subconsulta monoregistr</text:span><text:span text:style-name="T9">e</text:span></text:p>
          <text:p text:style-name="P28">Tornen un únic valor</text:p>
        </text:list-item>
      </text:list>
      <text:p text:style-name="P24"><text:span text:style-name="T4">Operador</text:span><text:span text:style-name="T9">s relacionals :</text:span></text:p>
      <text:p text:style-name="P30">=</text:p>
      <text:p text:style-name="P30">&gt;</text:p>
      <text:p text:style-name="P30">&gt;=</text:p>
      <text:p text:style-name="P30">&lt;</text:p>
      <text:p text:style-name="P30">&lt;=</text:p>
      <text:p text:style-name="P29">&lt;&gt; o !=</text:p>
      <text:p text:style-name="P29"/>
      <text:list xml:id="list102030303150905" text:continue-numbering="true" text:style-name="L9">
        <text:list-item>
          <text:p text:style-name="P22"><text:span text:style-name="T10">Subconsulta multiregistr</text:span><text:span text:style-name="T11">e o multicolumna</text:span></text:p>
          <text:p text:style-name="P33">Tornen més d'un registre o més d'una columna </text:p>
          <text:p text:style-name="P33"/>
          <text:p text:style-name="P23"><text:span text:style-name="T4">Operador</text:span><text:span text:style-name="T9">s:</text:span></text:p>
          <text:p text:style-name="P23">IN</text:p>
          <text:p text:style-name="P23"><text:span text:style-name="T12">operador_relacional + </text:span>ANY</text:p>
          <text:p text:style-name="P23"><text:span text:style-name="T12">operador_relacional + <text:s/></text:span>ALL</text:p>
          <text:p text:style-name="P25">EXISTS</text:p>
        </text:list-item>
      </text:list>
      <text:p text:style-name="P24"/>
      <text:p text:style-name="P30"/>
      <text:p text:style-name="P31"/>
      <text:p text:style-name="P18"/>
      <text:p text:style-name="P18"/>
      <text:p text:style-name="P20">EXEMPLES:</text:p>
      <text:p text:style-name="P19">Llista tots els venedors tals que les seves vendes siguin superiors a les vendes de Sam Clark</text:p>
      <text:p text:style-name="P19"><text:line-break/> <text:s text:c="7"/>SELECT nombre<text:line-break/> <text:s text:c="7"/>FROM repventes<text:line-break/> <text:s text:c="7"/>WHERE ventas &gt; (SELECT ventas<text:line-break/> <text:s text:c="23"/>FROM repventas<text:line-break/> <text:s text:c="23"/>WHERE nombre = 'Sam Clark');</text:p>
      <text:p text:style-name="P19"/>
      <text:p text:style-name="P19"/>
      <text:p text:style-name="P19"><text:span text:style-name="T13">SUBCONSULTES MONOREGISTRE</text:span><text:line-break/>Retornen un únic valor (una única fila i columna)<text:line-break/>Operadors: =, &gt;, &gt;=, &lt;, &lt;=, &lt;&gt;<text:line-break/><text:line-break/> <text:s text:c="3"/>Llista els venedors tals que la seva oficina sigui Chicago<text:line-break/><text:line-break/> <text:s text:c="3"/>Amb JOIN:<text:line-break/> <text:s text:c="7"/>SELECT nombre<text:line-break/> <text:s text:c="7"/>FROM repventas<text:line-break/> <text:s text:c="7"/>JOIN oficinas ON oficina_rep = oficina<text:line-break/> <text:s text:c="7"/>WHERE ciudad = 'Chicago';<text:line-break/><text:line-break/> <text:s text:c="3"/>Amb subconsulta:<text:line-break/> <text:s text:c="7"/>SELECT nombre<text:line-break/> <text:s text:c="7"/>FROM repventas<text:line-break/> <text:s text:c="7"/>WHERE oficina_rep = (SELECT oficina <text:line-break/> <text:s text:c="30"/>FROM oficinas <text:line-break/> <text:s text:c="30"/>WHERE ciudad = 'Chicago');<text:line-break/> <text:s text:c="30"/><text:line-break/> <text:s text:c="3"/>Llista tots els venedors tals que les seves vendes siguin superiors a les vendes de Sam Clark<text:line-break/> <text:s text:c="7"/>SELECT nombre<text:line-break/> <text:s text:c="7"/>FROM repventes<text:line-break/> <text:s text:c="7"/>WHERE ventas &gt; (SELECT ventas<text:line-break/> <text:s text:c="23"/>FROM repventas<text:line-break/> <text:s text:c="23"/>WHERE nombre = 'Sam Clark');<text:line-break/> <text:s text:c="23"/></text:p>
      <text:p text:style-name="P19"><text:line-break/> <text:s text:c="3"/>Llista els clients que les seves compres hagin superat el seu límit </text:p>
      <text:p text:style-name="P19"><text:soft-page-break/>de crèdit.</text:p>
      <text:p text:style-name="P19"><text:line-break/> <text:s text:c="7"/>SELECT empresa<text:line-break/> <text:s text:c="7"/>FROM clientes<text:line-break/> <text:s text:c="7"/>WHERE limite_credito &lt; (SELECT SUM(importe)<text:line-break/> <text:s text:c="30"/>FROM pedidos<text:line-break/> <text:s text:c="30"/>WHERE clie = <text:span text:style-name="T13">num_clie</text:span>);<text:line-break/><text:line-break/></text:p>
      <text:p text:style-name="P5"><text:span text:style-name="T13">SUBCONSULTES MULTIREGISTRE</text:span><text:line-break/>Retornen més d'un registre<text:line-break/>Operadors: IN, ANY, ALL, EXISTS<text:line-break/><text:line-break/> <text:s/><text:span text:style-name="T13"><text:s text:c="2"/>IN</text:span><text:line-break/> <text:s text:c="3"/>Alguna fila de <text:span text:style-name="T2">l</text:span>a subconsulta coincideix amb el camp avaluat.<text:line-break/> <text:s text:c="3"/><text:line-break/> <text:s text:c="3"/>Mostra els clients que el seu representant de vendes ha fet una comanda superior a 10000.<text:line-break/> <text:s text:c="7"/>SELECT empresa<text:line-break/> <text:s text:c="7"/>FROM clientes<text:line-break/> <text:s text:c="7"/>WHERE rep_clie IN (SELECT <text:span text:style-name="T14">DISTINCT</text:span><text:span text:style-name="T15"> </text:span>rep<text:line-break/> <text:s text:c="26"/>FROM pedidos<text:line-break/> <text:s text:c="26"/>WHERE importe &gt; 10000);<text:line-break/> <text:s text:c="3"/><text:line-break/><text:span text:style-name="T13"> <text:s text:c="3"/>op ANY</text:span><text:line-break/> <text:s text:c="3"/>Alguna fila de la subconsulta compleix la condició.<text:line-break/> <text:s text:c="3"/><text:line-break/> <text:s text:c="3"/>Mostra els clients que el seu límit de crèdit és superior al 30% de la quota d'algun representant de vendes.<text:line-break/> <text:s text:c="7"/>SELECT empresa<text:line-break/> <text:s text:c="7"/>FROM clientes<text:line-break/> <text:s text:c="7"/>WHERE limite_credito &gt; ANY (SELECT 0.3 * cuota<text:line-break/> <text:s text:c="35"/>FROM repventas);<text:line-break/> <text:s text:c="3"/><text:line-break/> <text:s text:c="3"/><text:span text:style-name="T13">op ALL</text:span><text:line-break/> <text:s text:c="3"/>Totes les files de la subconsulta compleixen la condició.<text:line-break/> <text:s text:c="3"/><text:line-break/> <text:s text:c="3"/>Mostra els clients que el seu límit de crèdit és superior al 10% de les vendes de tots els representant de vendes.<text:line-break/> <text:s text:c="7"/>SELECT empresa<text:line-break/> <text:s text:c="7"/>FROM clientes<text:line-break/> <text:s text:c="7"/>WHERE limite_credito &gt; ALL (SELECT 0.1 * ventas<text:line-break/> <text:s text:c="35"/>FROM repventas);<text:line-break/> <text:s text:c="3"/><text:line-break/> <text:s text:c="3"/><text:span text:style-name="T13">EXISTS</text:span><text:line-break/> <text:s text:c="3"/>La subconsulta retorna algun resultat.<text:line-break/> <text:s text:c="3"/><text:line-break/> <text:s text:c="3"/>Clients que han fet una comanda l'any 89.<text:line-break/> <text:s text:c="7"/>SELECT empresa<text:line-break/> <text:s text:c="7"/>FROM clientes<text:line-break/> <text:s text:c="7"/>WHERE EXISTS (SELECT *<text:line-break/><text:soft-page-break/> <text:s text:c="21"/>FROM pedidos<text:line-break/> <text:s text:c="21"/>WHERE num_clie = clie<text:line-break/> <text:s text:c="21"/>AND fecha_pedido </text:p>
      <text:p text:style-name="P1"><text:tab/><text:tab/>BETWEEN '01-01-1989' AND '<text:span text:style-name="T16">12</text:span>-<text:span text:style-name="T16">31</text:span>-1989');<text:line-break/><text:span text:style-name="T15">­</text:span> <text:s text:c="3"/>Clients que no han fet cap comanda l'any 89.<text:line-break/> <text:s text:c="7"/>SELECT empresa<text:span text:style-name="T16">­</text:span><text:line-break/> <text:s text:c="7"/>FROM clientes<text:line-break/> <text:s text:c="7"/>WHERE NOT EXISTS (SELECT *<text:line-break/> <text:s text:c="21"/>FROM pedidos<text:line-break/> <text:s text:c="21"/>WHERE num_clie = clie<text:line-break/> <text:s text:c="21"/>AND fecha_pedido BETWEEN '01-01-1989' AND '<text:span text:style-name="T15">12</text:span>-<text:span text:style-name="T15">31</text:span>-1989'); <text:s text:c="2"/></text:p>
      <text:p text:style-name="P6"><draw:custom-shape text:anchor-type="paragraph" draw:z-index="0" draw:style-name="gr1" svg:width="1.1669in" svg:height="0.198in" svg:x="2.3618in" svg:y="0.0063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SELECT Multitaula <text:s text:c="29"/>SELECT + SUBSELECTS</text:p>
      <text:p text:style-name="P2"><text:line-break/>SELECT taula1.camp1, taula2.camp2 FROM taula1 LEFT JOIN taula2 ON taula1.fk = taula2.pk;<text:line-break/> <text:s text:c="13"/>------------ <text:s text:c="12"/>---------------- ------------------------<text:line-break/> <text:s text:c="26"/>| <text:s text:c="21"/>/ <text:s text:c="21"/>|<text:line-break/> <text:s text:c="20"/>-------------------- ----------- ---------------------------<text:line-break/>SELECT taula1.camp1, (SELECT taula2.camp2 FROM taula2 WHERE taula1.fk = taula2.pk) FROM taula1;<text:line-break/></text:p>
      <text:p text:style-name="P1"/>
      <text:p text:style-name="P3">EQUIVALÈNCIES OP<text:span text:style-name="T2">E</text:span>RADORS</text:p>
      <text:p text:style-name="P3"/>
      <text:p text:style-name="P4"><text:span text:style-name="T18">I</text:span><text:span text:style-name="T17">N –- ANY</text:span><text:line-break/><text:line-break/>SELECT ... WHERE camp IN(SELECT ...)<text:line-break/><text:line-break/>SELECT ... WHERE camp = ANY(SELECT ...)<text:line-break/><text:line-break/><text:span text:style-name="T17">ANY –- ALL</text:span><text:line-break/><text:line-break/>SELECT ... WHERE camp &gt; ANY(SELECT ...)<text:line-break/><text:line-break/>SELECT ... WHERE NOT camp &lt;= ALL(SELECT ...)<text:line-break/><text:line-break/><text:span text:style-name="T17">ANY –- EXISTS</text:span><text:line-break/><text:line-break/>SELECT ... WHERE camp1 &gt; ANY(SELECT camp2 FROM ... WHERE ...)<text:line-break/><text:line-break/>SELECT ... WHERE EXISTS(SELECT * FROM WHERE ( ... ) AND camp1 &gt; camp2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NewPS-ItalicMT" svg:font-family="CourierNewPS-ItalicMT" style:font-family-generic="roman" style:font-pitch="variable"/>
    <style:font-face style:name="CourierNewPSMT" svg:font-family="CourierNewPS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0:17:54.627876101</meta:creation-date>
    <dc:date>2017-02-06T10:20:29.489166132</dc:date>
    <meta:editing-duration>PT2M34S</meta:editing-duration>
    <meta:editing-cycles>2</meta:editing-cycles>
    <meta:generator>LibreOffice/5.1.5.2$Linux_X86_64 LibreOffice_project/10$Build-2</meta:generator>
    <meta:document-statistic meta:table-count="0" meta:image-count="0" meta:object-count="0" meta:page-count="8" meta:paragraph-count="57" meta:word-count="703" meta:character-count="5388" meta:non-whitespace-character-count="3697"/>
  </office:meta>
</office:document-meta>
</file>